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36pt" officeooo:rsid="000b540b" officeooo:paragraph-rsid="000b540b" style:font-size-asian="36pt" style:font-size-complex="36pt"/>
    </style:style>
    <style:style style:name="P3" style:family="paragraph" style:parent-style-name="Standard" style:master-page-name="First_20_Page">
      <style:paragraph-properties fo:text-align="center" style:justify-single-word="false" style:page-number="auto"/>
      <style:text-properties fo:font-size="36pt" officeooo:rsid="000b540b" officeooo:paragraph-rsid="000b540b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b540b" officeooo:paragraph-rsid="000b540b" style:font-size-asian="15.75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officeooo:rsid="000b540b" officeooo:paragraph-rsid="000b540b" style:font-size-asian="15.75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officeooo:rsid="000b540b" officeooo:paragraph-rsid="000b540b" style:font-size-asian="15.75pt" style:font-size-complex="18pt"/>
    </style:style>
    <style:style style:name="P7" style:family="paragraph" style:parent-style-name="Text_20_body">
      <style:text-properties officeooo:rsid="000b540b" officeooo:paragraph-rsid="000b540b"/>
    </style:style>
    <style:style style:name="P8" style:family="paragraph" style:parent-style-name="Text_20_body" style:list-style-name="L3">
      <style:text-properties officeooo:rsid="000b540b" officeooo:paragraph-rsid="000b5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2"/>
      <text:p text:style-name="P2">HackingCLI</text:p>
      <text:p text:style-name="P4">By: MynameisORIG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417_1838268495" text:style-name="Index_20_Link" text:visited-style-name="Index_20_Link">Libraries<text:tab/>2</text:a></text:p>
          <text:p text:style-name="P1"><text:a xlink:type="simple" xlink:href="#__RefHeading___Toc419_1838268495" text:style-name="Index_20_Link" text:visited-style-name="Index_20_Link">Enum.py<text:tab/>2</text:a></text:p>
        </text:index-body>
      </text:table-of-content>
      <text:list xml:id="list2096267679" text:style-name="L1">
        <text:list-header>
          <text:p text:style-name="P6"/>
        </text:list-header>
      </text:list>
      <text:h text:style-name="Heading_20_1" text:outline-level="1"><text:bookmark-start text:name="__RefHeading___Toc417_1838268495"/>Libraries<text:bookmark-end text:name="__RefHeading___Toc417_1838268495"/></text:h>
      <text:h text:style-name="Heading_20_2" text:outline-level="2">Enum.py</text:h>
      <text:list xml:id="list1643695195" text:style-name="L3">
        <text:list-item>
          <text:p text:style-name="P8">Nmap</text:p>
        </text:list-item>
        <text:list-item>
          <text:p text:style-name="P8">subprocess</text:p>
        </text:list-item>
        <text:list-item>
          <text:p text:style-name="P8">argparse</text:p>
        </text:list-item>
      </text:list>
      <text:h text:style-name="Heading_20_1" text:outline-level="1"><text:bookmark-start text:name="__RefHeading___Toc419_1838268495"/>Enum.py<text:bookmark-end text:name="__RefHeading___Toc419_1838268495"/></text:h>
      <text:p text:style-name="Text_20_body"/>
      <text:p text:style-name="P7">Enum.py is a script that is used to enumerate a victim all at once. It loops through each port it finds with the nmap module, and then runs it based off the port it found. It currently supports <text:span text:style-name="T1">http</text:span><text:span text:style-name="T2"> and </text:span><text:span text:style-name="T1">smbd. </text:span><text:span text:style-name="T2">I’m currently working on adding </text:span><text:span text:style-name="T1">telnet</text:span><text:span text:style-name="T2"> and </text:span><text:span text:style-name="T1">ftp</text:span><text:span text:style-name="T2">.</text:span></text:p>
      <text:p text:style-name="P7">Enum.py uses some subfiles in lib to make it run correctly. I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6:47:13.898113380</meta:creation-date>
    <dc:date>2022-08-02T17:06:34.167082907</dc:date>
    <meta:editing-duration>PT9M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2" meta:paragraph-count="13" meta:word-count="80" meta:character-count="430" meta:non-whitespace-character-count="365"/>
  </office:meta>
</office:document-meta>
</file>